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Sprawozdanie</text:p>
      <text:p text:style-name="P1"/>
      <text:p text:style-name="P1"/>
      <text:p text:style-name="P2"><draw:frame draw:style-name="fr1" draw:name="Obiekt1" text:anchor-type="as-char" svg:width="2.757cm" svg:height="2.224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21T12:09:52.04</meta:creation-date>
    <meta:document-statistic meta:table-count="0" meta:image-count="0" meta:object-count="1" meta:page-count="1" meta:paragraph-count="2" meta:word-count="1" meta:character-count="13"/>
    <dc:date>2009-05-21T14:32:24.50</dc:date>
    <meta:editing-duration>PT02H07M22S</meta:editing-duration>
    <meta:editing-cycles>1</meta:editing-cycles>
    <meta:generator>OpenOffice.org/3.0$Win32 OpenOffice.org_project/300m9$Build-9358</meta:generator>
    <meta:user-defined meta:name="Informacja 1"/>
    <meta:user-defined meta:name="Informacja 2"/>
    <meta:user-defined meta:name="Informacja 3"/>
    <meta:user-defined meta:name="Informacja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n</math:mi>
            <math:mn>1</math:mn>
          </math:msub>
          <math:mi>,</math:mi>
          <math:msub>
            <math:mi>n</math:mi>
            <math:mn>2</math:mn>
          </math:msub>
          <math:mi>,</math:mi>
          <math:msub>
            <math:mi>h</math:mi>
            <math:mn>1,</math:mn>
          </math:msub>
          <math:mrow>
            <math:msub>
              <math:mi>h</math:mi>
              <math:mn>2</math:mn>
            </math:msub>
            <math:mo math:stretchy="false">&gt;</math:mo>
            <math:mn>0</math:mn>
          </math:mrow>
        </math:mrow>
      </math:mtr>
      <math:mtr>
        <math:mrow>
          <math:mi>n</math:mi>
          <math:mo math:stretchy="false">=</math:mo>
          <math:mrow>
            <math:msub>
              <math:mi>n</math:mi>
              <math:mn>1</math:mn>
            </math:msub>
            <math:mo math:stretchy="false">+</math:mo>
            <math:msub>
              <math:mi>n</math:mi>
              <math:mn>2</math:mn>
            </math:msub>
          </math:mrow>
        </math:mrow>
      </math:mtr>
      <math:mtr>
        <math:mrow>
          <math:mi>h</math:mi>
          <math:mo math:stretchy="false">=</math:mo>
          <math:mfrac>
            <math:mrow>
              <math:msub>
                <math:mi>n</math:mi>
                <math:mn>1</math:mn>
              </math:msub>
              <math:mrow>
                <math:msub>
                  <math:mi>h</math:mi>
                  <math:mn>1</math:mn>
                </math:msub>
                <math:mo math:stretchy="false">+</math:mo>
                <math:msub>
                  <math:mi>n</math:mi>
                  <math:mn>2</math:mn>
                </math:msub>
              </math:mrow>
              <math:msub>
                <math:mi>h</math:mi>
                <math:mn>2</math:mn>
              </math:msub>
            </math:mrow>
            <math:mrow>
              <math:msub>
                <math:mi>n</math:mi>
                <math:mn>1</math:mn>
              </math:msub>
              <math:mo math:stretchy="false">+</math:mo>
              <math:msub>
                <math:mi>n</math:mi>
                <math:mn>2</math:mn>
              </math:msub>
            </math:mrow>
          </math:mfrac>
        </math:mrow>
      </math:mtr>
    </math:mtable>
    <math:annotation math:encoding="StarMath 5.0">n_1 , n_2 , h_1, h_2 &gt; 0 newline
n = n_1 + n_2 newline
h = {n_1 h_1 + n_2 h_2 } over {n_1 + n_2}
</math:annotation>
  </math:semantics>
</math:math>
</file>